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AR" officeooo:rsid="0015b61c" officeooo:paragraph-rsid="0015b61c"/>
    </style:style>
    <style:style style:name="P2" style:family="paragraph" style:parent-style-name="Standard" style:list-style-name="L1">
      <style:text-properties fo:language="es" fo:country="AR" fo:font-weight="bold" officeooo:rsid="00168dd1" officeooo:paragraph-rsid="00168dd1" style:font-weight-asian="bold" style:font-weight-complex="bold"/>
    </style:style>
    <style:style style:name="P3" style:family="paragraph" style:parent-style-name="Standard" style:list-style-name="L1">
      <style:text-properties fo:language="es" fo:country="AR" fo:font-weight="bold" officeooo:rsid="00237ce0" officeooo:paragraph-rsid="00237ce0" style:font-weight-asian="bold" style:font-weight-complex="bold"/>
    </style:style>
    <style:style style:name="P4" style:family="paragraph" style:parent-style-name="Standard" style:list-style-name="L1">
      <style:text-properties fo:language="es" fo:country="AR" fo:font-weight="normal" officeooo:rsid="00192aae" officeooo:paragraph-rsid="00192aae" style:font-weight-asian="normal" style:font-weight-complex="normal"/>
    </style:style>
    <style:style style:name="P5" style:family="paragraph" style:parent-style-name="Standard" style:list-style-name="L1">
      <style:text-properties fo:language="es" fo:country="AR" fo:font-weight="normal" officeooo:rsid="001d17a9" officeooo:paragraph-rsid="001d17a9" style:font-weight-asian="normal" style:font-weight-complex="normal"/>
    </style:style>
    <style:style style:name="P6" style:family="paragraph" style:parent-style-name="Standard" style:list-style-name="L1">
      <style:text-properties fo:language="es" fo:country="AR" fo:font-weight="normal" officeooo:rsid="00217d1b" officeooo:paragraph-rsid="00217d1b" style:font-weight-asian="normal" style:font-weight-complex="normal"/>
    </style:style>
    <style:style style:name="P7" style:family="paragraph" style:parent-style-name="Standard" style:list-style-name="L1">
      <style:text-properties fo:language="es" fo:country="AR" officeooo:rsid="00237ce0" officeooo:paragraph-rsid="00237ce0"/>
    </style:style>
    <style:style style:name="T1" style:family="text">
      <style:text-properties officeooo:rsid="00168dd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fae0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Los 5 casos de uso pueden ser:</text:span></text:p>
      <text:list xml:id="list2465985701" text:style-name="L1">
        <text:list-item>
          <text:p text:style-name="P2">Registrate como usuario.</text:p>
          <text:list>
            <text:list-header>
              <text:p text:style-name="P4">Ingresa en el sistema la información personal del usuario y la almacena.</text:p>
            </text:list-header>
          </text:list>
        </text:list-item>
        <text:list-item>
          <text:p text:style-name="P2">Pedido de libro.</text:p>
          <text:list>
            <text:list-header>
              <text:p text:style-name="P4">Busca el libro en la base de datos, se fija si esta disponible y de ser ese el caso se lo presta por un tiempo determinado.</text:p>
            </text:list-header>
          </text:list>
        </text:list-item>
        <text:list-item>
          <text:p text:style-name="P2">Devolución de libro.</text:p>
          <text:list>
            <text:list-header>
              <text:p text:style-name="P5">Busca en la base de datos del usuario para ver si este tiene el libro, si lo encuentra actualiza el código del libro en la base de datos principal a disponible.</text:p>
            </text:list-header>
          </text:list>
        </text:list-item>
        <text:list-item>
          <text:p text:style-name="P2">Inicio de sesión.</text:p>
          <text:list>
            <text:list-header>
              <text:p text:style-name="P6">Se ingresa al sistema con los datos previamente registrados, si los datos no existen en el sistema te manda a registrarte.</text:p>
            </text:list-header>
          </text:list>
        </text:list-item>
        <text:list-item>
          <text:p text:style-name="P3">Sistema de informe.</text:p>
          <text:list>
            <text:list-header>
              <text:p text:style-name="P7"><text:span text:style-name="T2">Se tiene control de los libros prestados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4T10:05:50.787000000</meta:creation-date>
    <dc:date>2024-04-24T10:21:49.845000000</dc:date>
    <meta:editing-duration>PT15M55S</meta:editing-duration>
    <meta:editing-cycles>1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1" meta:word-count="130" meta:character-count="657" meta:non-whitespace-character-count="548"/>
  </office:meta>
</office:document-meta>
</file>